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3"/><text:span text:style-name="T1">README</text:span></text:p>
      <text:p text:style-name="Standard"><text:span text:style-name="T1"/></text:p>
      <text:p text:style-name="P1">We can download 3 types of format mp3 , pdf <text:s/>and doc . All the html files should be saved in the document where the script is .</text:p>
      <text:p text:style-name="P1"/>
      <text:p text:style-name="P1">It will find all the html files in the document and output the text to abc.txt . You can also give the url .</text:p>
      <text:p text:style-name="P1">Wget command will download the files in the text file .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hyant Sahoo</meta:initial-creator>
    <meta:creation-date>2013-11-14T20:56:58</meta:creation-date>
    <meta:document-statistic meta:table-count="0" meta:image-count="0" meta:object-count="0" meta:page-count="1" meta:paragraph-count="4" meta:word-count="64" meta:character-count="349" meta:non-whitespace-character-count="235"/>
    <dc:date>2013-11-14T23:53:10</dc:date>
    <dc:creator>Dushyant Sahoo</dc:creator>
    <meta:editing-duration>PT10M51S</meta:editing-duration>
    <meta:editing-cycles>1</meta:editing-cycles>
    <meta:generator>LibreOffice/3.4$Linux LibreOffice_project/340m1$Build-402</meta:generator>
  </office:meta>
</office:document-meta>
</file>